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xperiment <text:s/>1: How fast does a battery have to be charged to be efficiently utilized in the data center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mall battery charged at (W)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ttery will almost not be charged 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tter then 10 W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Optimal, battery is fully charged and depleted in carbon emission cycles 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2: How large does the battery need to be to reduce carbon emissions efficiently 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pacity (J)</text:p>
          </table:table-cell>
          <table:table-cell office:value-type="string" calcext:value-type="string">
            <text:p>charged at (W) * </text:p>
          </table:table-cell>
          <table:table-cell office:value-type="string" calcext:value-type="string">
            <text:p>what we observ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battery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→ Elicits the highest carbon emission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battery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→ Does not reduce carbon emission significantl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battery 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→ Reduces carbon emissions significantl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battery 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→ Reduces carbon emissions in a similar same way as the medium battery. Additionally shifts the carbon emission by the value that we overcharge (the battery never gets fully depleted)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*We assume the optimal charge rate for the small battery and multiply it accordingly for the bigger batt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n Trace tested: </text:p>
          </table:table-cell>
          <table:table-cell office:value-type="string" calcext:value-type="string">
            <text:p>carbon_2012.parqu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logy tested: </text:p>
          </table:table-cell>
          <table:table-cell office:value-type="string" calcext:value-type="string">
            <text:p>experiment_topology.js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bon intensity threshold: 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Experiment agreed with Dante: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) Battery vs carbon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ed batteries of capacity in range: </text:p>
          </table:table-cell>
          <table:table-cell/>
          <table:table-cell office:value-type="string" calcext:value-type="string">
            <text:p>10^7 to ^10^9 J in 5*^10^6 J increments </text:p>
          </table:table-cell>
          <table:table-cell table:number-columns-repeated="2"/>
          <table:table-cell office:value-type="string" calcext:value-type="string">
            <text:p>at 5000W charging speed </text:p>
          </table:table-cell>
        </table:table-row>
        <table:table-row table:style-name="ro1">
          <table:table-cell office:value-type="string" calcext:value-type="string">
            <text:p>Carbon Trace tested: </text:p>
          </table:table-cell>
          <table:table-cell office:value-type="string" calcext:value-type="string">
            <text:p>carbon_2012.parqu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logy tested: </text:p>
          </table:table-cell>
          <table:table-cell office:value-type="string" calcext:value-type="string">
            <text:p>experiment_topology.js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bon intensity threshold: 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&gt; Optimal battery is 8.4e+08J in size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17:14:29.0095204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04:28.867364807</meta:creation-date>
    <dc:date>2024-12-05T17:18:03.899247813</dc:date>
    <meta:editing-duration>PT28M3S</meta:editing-duration>
    <meta:editing-cycles>3</meta:editing-cycles>
    <meta:generator>LibreOffice/7.5.4.2$MacOSX_AARCH64 LibreOffice_project/36ccfdc35048b057fd9854c757a8b67ec53977b6</meta:generator>
    <meta:document-statistic meta:table-count="1" meta:cell-count="47" meta:object-count="0"/>
  </office:meta>
</office:document-meta>
</file>